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NCERTO<text:span text:style-name="T1"> </text:span></text:p>
      <text:p text:style-name="P1"><text:span text:style-name="T1"/></text:p>
      <text:p text:style-name="P1"><text:span text:style-name="T1">Per le strade che maturavano uomini</text:span></text:p>
      <text:p text:style-name="P1"><text:span text:style-name="T1">non vedo che zombi su giacigli di ghiaia.</text:span></text:p>
      <text:p text:style-name="P1"><text:span text:style-name="T1"/></text:p>
      <text:p text:style-name="P1"><text:span text:style-name="T1">Vegetare non è bello</text:span></text:p>
      <text:p text:style-name="P1"><text:span text:style-name="T1">come sonnecchiare su letti di basoli.</text:span></text:p>
      <text:p text:style-name="P1"><text:span text:style-name="T1"/></text:p>
      <text:p text:style-name="P1"><text:span text:style-name="T1">Riattivato il bordello si mimetizza </text:span></text:p>
      <text:p text:style-name="P1"><text:span text:style-name="T1">nei luoghi della politica </text:span></text:p>
      <text:p text:style-name="P1"><text:span text:style-name="T1">dove si proclamano auspici a palate</text:span></text:p>
      <text:p text:style-name="P1"><text:span text:style-name="T1">mentre gli intellettuali stanno</text:span></text:p>
      <text:p text:style-name="P1"><text:span text:style-name="T1">appesi alle nubi con fili di drammi.</text:span></text:p>
      <text:p text:style-name="P1"><text:span text:style-name="T1"/></text:p>
      <text:p text:style-name="P1"><text:span text:style-name="T1">Il fiume è già sprofondato,</text:span></text:p>
      <text:p text:style-name="P1"><text:span text:style-name="T1">mai usciranno dalla catastrofe</text:span></text:p>
      <text:p text:style-name="P1"><text:span text:style-name="T1">i signori del “nì”!</text:span></text:p>
      <text:p text:style-name="P1"><text:span text:style-name="T1"/></text:p>
      <text:p text:style-name="P1"><text:span text:style-name="T1">Nel paese di sterco l'uomo</text:span></text:p>
      <text:p text:style-name="P1"><text:span text:style-name="T1">avrà destino di brontosauri.</text:span></text:p>
      <text:p text:style-name="P1"><text:span text:style-name="T1"/></text:p>
      <text:p text:style-name="P1"><text:span text:style-name="T1">12 Novembre 2014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1:19:26.95</meta:creation-date>
    <meta:document-statistic meta:table-count="0" meta:image-count="0" meta:object-count="0" meta:page-count="1" meta:paragraph-count="16" meta:word-count="76" meta:character-count="453"/>
    <dc:date>2014-11-13T11:32:09.53</dc:date>
    <meta:editing-duration>PT12M48S</meta:editing-duration>
    <meta:editing-cycles>1</meta:editing-cycles>
    <meta:generator>OpenOffice/4.0.1$Win32 OpenOffice.org_project/401m5$Build-9714</meta:generator>
  </office:meta>
</office:document-meta>
</file>